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DA000003C5CFD6791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G ゴシックB Sun" svg:font-family="'HG ゴシックB Sun', 'HG-GothicB Sun', 'HG ゴシックB', 'HG Mincho Light J', 'ＭＳ Ｐゴシック', 'ヒラギノ角ゴ ProN W3', 'ヒラギノ角ゴ Pro W3', TLPゴシック, LXゴシック, HGPGothicB, 'IPA Pゴシック', 東風ゴシック, さざなみゴシック, 'Kochi Gothic', 'UmePlus Gothic', Gothic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358cm"/>
    </style:style>
    <style:style style:name="gr2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start"/>
      <style:text-properties style:font-name="HG ゴシックB Sun" fo:font-size="10pt" style:font-name-asian="HG ゴシックB Sun" style:font-size-asian="10pt" style:font-name-complex="HG ゴシックB Sun" style:font-size-complex="10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1" draw:text-style-name="P1" draw:layer="layout" svg:width="5.836cm" svg:height="0.608cm" svg:x="11.138cm" svg:y="10.247cm">
          <draw:text-box>
            <text:p text:style-name="P1">gcc -o helloworld helloworld.c</text:p>
          </draw:text-box>
        </draw:frame>
        <draw:frame draw:style-name="gr2" draw:text-style-name="P2" draw:layer="layout" svg:width="21.456cm" svg:height="20.999cm" svg:x="3.328cm" svg:y="0.051cm">
          <draw:image xlink:href="Pictures/10000201000003DA000003C5CFD6791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G ゴシックB Sun" svg:font-family="'HG ゴシックB Sun', 'HG-GothicB Sun', 'HG ゴシックB', 'HG Mincho Light J', 'ＭＳ Ｐゴシック', 'ヒラギノ角ゴ ProN W3', 'ヒラギノ角ゴ Pro W3', TLPゴシック, LXゴシック, HGPGothicB, 'IPA Pゴシック', 東風ゴシック, さざなみゴシック, 'Kochi Gothic', 'UmePlus Gothic', Gothic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7T01:00:03.492791388</meta:creation-date>
    <dc:date>2016-05-07T01:00:45.767031187</dc:date>
    <meta:editing-duration>P0D</meta:editing-duration>
    <meta:editing-cycles>1</meta:editing-cycles>
    <meta:document-statistic meta:object-count="27"/>
    <meta:generator>LibreOffice/4.2.8.2$Linux_X86_64 LibreOffice_project/420m0$Build-2</meta:generator>
  </office:meta>
</office:document-meta>
</file>